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13:</text:p>
      <text:p text:style-name="Standard">line 6:</text:p>
      <text:p text:style-name="Standard"/>
      <text:p text:style-name="Standard">Static</text:p>
      <text:p text:style-name="Standard">args</text:p>
      <text:p text:style-name="Standard">t1</text:p>
      <text:p text:style-name="Standard"/>
      <text:p text:style-name="Standard">line 8:</text:p>
      <text:p text:style-name="Standard"/>
      <text:p text:style-name="Standard">Static</text:p>
      <text:p text:style-name="Standard">args</text:p>
      <text:p text:style-name="Standard">t1</text:p>
      <text:p text:style-name="Standard">a</text:p>
      <text:p text:style-name="Standard">s1</text:p>
      <text:p text:style-name="Standard"/>
      <text:p text:style-name="Standard">Test:</text:p>
      <text:p text:style-name="Standard">line 9:</text:p>
      <text:p text:style-name="Standard"/>
      <text:p text:style-name="Standard">this</text:p>
      <text:p text:style-name="Standard">a</text:p>
      <text:p text:style-name="Standard">b</text:p>
      <text:p text:style-name="Standard"/>
      <text:p text:style-name="Standard">line 14:</text:p>
      <text:p text:style-name="Standard"/>
      <text:p text:style-name="Standard">this</text:p>
      <text:p text:style-name="Standard">a</text:p>
      <text:p text:style-name="Standard">b</text:p>
      <text:p text:style-name="Standard"/>
      <text:p text:style-name="Standard">line 16:</text:p>
      <text:p text:style-name="Standard"/>
      <text:p text:style-name="Standard">this</text:p>
      <text:p text:style-name="Standard">a</text:p>
      <text:p text:style-name="Standard">b</text:p>
      <text:p text:style-name="Standard">c</text:p>
      <text:p text:style-name="Standard"/>
      <text:p text:style-name="Standard">line 22:</text:p>
      <text:p text:style-name="Standard"/>
      <text:p text:style-name="Standard">this</text:p>
      <text:p text:style-name="Standard">a</text:p>
      <text:p text:style-name="Standard"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Levi</meta:initial-creator>
    <meta:creation-date>2015-03-03T08:53:16.35</meta:creation-date>
    <meta:document-statistic meta:table-count="0" meta:image-count="0" meta:object-count="0" meta:page-count="1" meta:paragraph-count="29" meta:word-count="35" meta:character-count="113"/>
    <dc:date>2015-03-03T09:01:57.08</dc:date>
    <dc:creator>Kevin Levi</dc:creator>
    <meta:editing-duration>PT8M45S</meta:editing-duration>
    <meta:editing-cycles>1</meta:editing-cycles>
    <meta:generator>OpenOffice/4.1.1$Win32 OpenOffice.org_project/411m6$Build-9775</meta:generator>
  </office:meta>
</office:document-meta>
</file>